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db22" officeooo:paragraph-rsid="0006db2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0dfeb0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9110f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a6d40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6db22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72a72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0bb82f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1b3bd" style:font-size-asian="12.25pt" style:font-weight-asian="bold" style:font-size-complex="14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32e31" style:font-size-asian="12.25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font-weight="bold" officeooo:rsid="0006db22" officeooo:paragraph-rsid="0014c5a3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9110f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a6d40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6db22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72a72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4282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0bb82f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1b3bd" style:font-size-asian="12.25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32e31" style:font-size-asian="12.25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4c5a3" style:font-size-asian="12.25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4pt" fo:font-weight="normal" officeooo:rsid="0006db22" officeooo:paragraph-rsid="00157d4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06db22" officeooo:paragraph-rsid="00157d4a" style:font-size-asian="12.25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0a6d40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0b4282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0bb82f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0db1a6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0dfeb0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11b3bd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132e31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14c5a3"/>
    </style:style>
    <style:style style:name="P36" style:family="paragraph" style:parent-style-name="Standard" style:list-style-name="L1">
      <style:paragraph-properties fo:text-align="justify" style:justify-single-word="false"/>
      <style:text-properties officeooo:paragraph-rsid="00157d4a"/>
    </style:style>
    <style:style style:name="P37" style:family="paragraph" style:parent-style-name="Standard">
      <style:paragraph-properties fo:text-align="justify" style:justify-single-word="false"/>
      <style:text-properties officeooo:paragraph-rsid="00132e31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0dfeb0" officeooo:paragraph-rsid="000dfeb0"/>
    </style:style>
    <style:style style:name="P39" style:family="paragraph" style:parent-style-name="Standard" style:list-style-name="L1">
      <style:paragraph-properties fo:text-align="justify" style:justify-single-word="false"/>
      <style:text-properties officeooo:rsid="000dfeb0" officeooo:paragraph-rsid="00157d4a"/>
    </style:style>
    <style:style style:name="P40" style:family="paragraph" style:parent-style-name="Standard" style:list-style-name="L1">
      <style:paragraph-properties fo:text-align="center" style:justify-single-word="false"/>
      <style:text-properties fo:font-size="18pt" fo:font-weight="bold" officeooo:rsid="0006db22" officeooo:paragraph-rsid="0011b3bd" style:font-size-asian="18pt" style:font-weight-asian="bold" style:font-size-complex="18pt" style:font-weight-complex="bold"/>
    </style:style>
    <style:style style:name="T1" style:family="text">
      <style:text-properties fo:font-size="14pt" fo:font-weight="bold" officeooo:rsid="0006db22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0a6d40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bb82f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0db1a6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dfeb0" style:font-size-asian="12.25pt" style:font-weight-asian="bold" style:font-size-complex="14pt" style:font-weight-complex="bold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6db2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9110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a6d40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b4282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0bb82f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db1a6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0dfeb0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0f6370" style:font-size-asian="12.25pt" style:font-weight-asian="normal" style:font-size-complex="14pt" style:font-weight-complex="normal"/>
    </style:style>
    <style:style style:name="T15" style:family="text">
      <style:text-properties officeooo:rsid="00072a72"/>
    </style:style>
    <style:style style:name="T16" style:family="text">
      <style:text-properties officeooo:rsid="0009110f"/>
    </style:style>
    <style:style style:name="T17" style:family="text">
      <style:text-properties officeooo:rsid="000a6d40"/>
    </style:style>
    <style:style style:name="T18" style:family="text">
      <style:text-properties officeooo:rsid="000b4282"/>
    </style:style>
    <style:style style:name="T19" style:family="text">
      <style:text-properties officeooo:rsid="000bb82f"/>
    </style:style>
    <style:style style:name="T20" style:family="text">
      <style:text-properties officeooo:rsid="000db1a6"/>
    </style:style>
    <style:style style:name="T21" style:family="text">
      <style:text-properties officeooo:rsid="000dfeb0"/>
    </style:style>
    <style:style style:name="T22" style:family="text">
      <style:text-properties officeooo:rsid="000f6370"/>
    </style:style>
    <style:style style:name="T23" style:family="text">
      <style:text-properties fo:font-weight="bold" officeooo:rsid="000dfeb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COMMANDS <text:span text:style-name="T21">CHEAT SHEET</text:span></text:p>
      <text:p text:style-name="P1"/>
      <text:p text:style-name="P4"/>
      <text:list xml:id="list833798290" text:style-name="L1">
        <text:list-item>
          <text:p text:style-name="P9"><text:span text:style-name="T16">sudo service mongodb start</text:span> :</text:p>
          <text:p text:style-name="P17">This command <text:span text:style-name="T16">use</text:span><text:span text:style-name="T17">d</text:span><text:span text:style-name="T16"> to start the mongodb services. Before moving in to mongo shell we must start the services of mongodb, otherwise it shows an error.</text:span></text:p>
        </text:list-item>
      </text:list>
      <text:p text:style-name="P5"/>
      <text:list xml:id="list224653769131465" text:continue-numbering="true" text:style-name="L1">
        <text:list-item>
          <text:p text:style-name="P10"><text:span text:style-name="T16">sudo service mongodb s</text:span><text:span text:style-name="T17">top</text:span> :</text:p>
          <text:p text:style-name="P18">This command <text:span text:style-name="T16">use</text:span><text:span text:style-name="T17">d</text:span><text:span text:style-name="T16"> to st</text:span><text:span text:style-name="T17">op or turn off</text:span><text:span text:style-name="T16"> the mongodb services.</text:span></text:p>
        </text:list-item>
      </text:list>
      <text:p text:style-name="P5"/>
      <text:list xml:id="list224653330227765" text:continue-numbering="true" text:style-name="L1">
        <text:list-item>
          <text:p text:style-name="P10"><text:span text:style-name="T16">sudo service mongodb s</text:span><text:span text:style-name="T17">tatus</text:span> :</text:p>
          <text:p text:style-name="P28"><text:span text:style-name="T7">This command </text:span><text:span text:style-name="T8">use</text:span><text:span text:style-name="T9">d</text:span><text:span text:style-name="T8"> to </text:span><text:span text:style-name="T9">chck status of mongodb service. It shows either active or niactive.</text:span></text:p>
          <text:p text:style-name="P23"/>
        </text:list-item>
        <text:list-item>
          <text:p text:style-name="P14">use demoDB :</text:p>
          <text:p text:style-name="P23">This command list all databases.</text:p>
          <text:p text:style-name="P40"/>
        </text:list-item>
        <text:list-item>
          <text:p text:style-name="P14">show dbs :</text:p>
          <text:p text:style-name="P23">This command list all databases. <text:span text:style-name="T15">If database is empty then it wiil not listed.</text:span></text:p>
          <text:p text:style-name="P23"/>
        </text:list-item>
        <text:list-item>
          <text:p text:style-name="P14">use demoDB :</text:p>
          <text:p text:style-name="P23">This c<text:span text:style-name="T15">hech if database already exist then switch else crate new databse and then switch to it</text:span>.</text:p>
          <text:p text:style-name="P23"/>
        </text:list-item>
        <text:list-item>
          <text:p text:style-name="P14"><text:span text:style-name="T17">show </text:span><text:s/><text:span text:style-name="T17">collections</text:span>:</text:p>
          <text:p text:style-name="P33"><text:span text:style-name="T7">This </text:span><text:span text:style-name="T9">command used to list all collections present in current working database.</text:span></text:p>
          <text:p text:style-name="P33"><text:span text:style-name="T9"/></text:p>
        </text:list-item>
        <text:list-item>
          <text:p text:style-name="P14"><text:s/><text:span text:style-name="T16">db.</text:span><text:span text:style-name="T19">collectionName.</text:span><text:span text:style-name="T16">insertOne(object)</text:span>:</text:p>
          <text:p text:style-name="P23">This command <text:span text:style-name="T16">used to insert one document in collection. It accept data in form of object and set predefined property _id, which is unique among the databse.</text:span></text:p>
          <text:p text:style-name="P23"/>
        </text:list-item>
        <text:list-item>
          <text:p text:style-name="P14"><text:span text:style-name="T16">db.</text:span><text:span text:style-name="T19">collectionName</text:span><text:span text:style-name="T16">.insertMany( [objevt1, object2, ..., objectn] )</text:span> :</text:p>
          <text:p text:style-name="P23"><text:span text:style-name="T17">This command </text:span><text:span text:style-name="T16">is similar to db.insertOne, only differences between db.insertOne() and insertMany() are db.insertOne() used to <text:s/>insert one document while db.insertMany() used to insert many document at a time so, it accepts array of objects to be stored.</text:span></text:p>
          <text:p text:style-name="P24"/>
        </text:list-item>
        <text:list-item>
          <text:p text:style-name="P15"><text:span text:style-name="T17">db.</text:span><text:span text:style-name="T19">collectionName</text:span><text:span text:style-name="T17">.updateOne(filter, dataToBeUpdate) </text:span>:</text:p>
          <text:p text:style-name="P34"><text:span text:style-name="T7">This </text:span><text:span text:style-name="T9">command used to update one </text:span><text:span text:style-name="T10">document</text:span><text:span text:style-name="T9"> from matched </text:span><text:span text:style-name="T12">condition</text:span><text:span text:style-name="T10"> and return object which contains properties like acknowledge, matchedCount, modifiedCount.</text:span></text:p>
        </text:list-item>
      </text:list>
      <text:p text:style-name="P37"><text:span text:style-name="T10"/></text:p>
      <text:p text:style-name="P37"><text:span text:style-name="T10"/></text:p>
      <text:p text:style-name="P37"><text:span text:style-name="T10"/></text:p>
      <text:list xml:id="list224653065529322" text:continue-numbering="true" text:style-name="L1">
        <text:list-item>
          <text:p text:style-name="P15"><text:soft-page-break/><text:span text:style-name="T17">db.</text:span><text:span text:style-name="T19">collectionName</text:span><text:span text:style-name="T17">.update</text:span><text:span text:style-name="T18">Many</text:span><text:span text:style-name="T17">(filter, dataToBeUpdate) </text:span>:</text:p>
          <text:p text:style-name="P34"><text:span text:style-name="T7">This </text:span><text:span text:style-name="T9">command used to update </text:span><text:span text:style-name="T10">all</text:span><text:span text:style-name="T9"> </text:span><text:span text:style-name="T10">document</text:span><text:span text:style-name="T9"> from matched </text:span><text:span text:style-name="T12">condition</text:span><text:span text:style-name="T10"> and return object which contains properties like acknowledge, number of <text:s/>matchedCount, and number of modified document.</text:span></text:p>
          <text:p text:style-name="P24"/>
        </text:list-item>
        <text:list-item>
          <text:p text:style-name="P15"><text:span text:style-name="T17">db.</text:span><text:span text:style-name="T19">collectionName</text:span><text:span text:style-name="T17">.</text:span><text:span text:style-name="T19">replace</text:span><text:span text:style-name="T17">One(filter, dataToBeUpdate) </text:span>:</text:p>
          <text:p text:style-name="P24">This <text:span text:style-name="T17">command </text:span><text:span text:style-name="T19">replace first mached document with specified document in parameter.</text:span></text:p>
          <text:p text:style-name="P25"/>
        </text:list-item>
        <text:list-item>
          <text:p text:style-name="P16"><text:span text:style-name="T17">db.</text:span><text:span text:style-name="T19">collectionName</text:span><text:span text:style-name="T17">.</text:span><text:span text:style-name="T20">delete</text:span><text:span text:style-name="T17">One(filter, dataToBeUpdate) </text:span>:</text:p>
          <text:p text:style-name="P35"><text:span text:style-name="T7">This </text:span><text:span text:style-name="T9">command </text:span><text:span text:style-name="T12">delete</text:span><text:span text:style-name="T11"> first mached document with specified </text:span><text:span text:style-name="T12">condition or filter</text:span><text:span text:style-name="T11"> in parameter </text:span><text:span text:style-name="T12">and returns object property like acknowledged and deletedCount.</text:span></text:p>
          <text:p text:style-name="P25"/>
        </text:list-item>
        <text:list-item>
          <text:p text:style-name="P35"><text:span text:style-name="T2">db.</text:span><text:span text:style-name="T3">collectionName</text:span><text:span text:style-name="T2">.</text:span><text:span text:style-name="T4">deleteMany</text:span><text:span text:style-name="T2">(filter, dataToBeUpdate) </text:span><text:span text:style-name="T1">:</text:span></text:p>
          <text:p text:style-name="P25">This <text:span text:style-name="T17">command </text:span><text:span text:style-name="T20">delete</text:span><text:span text:style-name="T19"> </text:span><text:span text:style-name="T20">all</text:span><text:span text:style-name="T19"> mached document with specified </text:span><text:span text:style-name="T21">condition</text:span><text:span text:style-name="T19"> in parameter </text:span><text:span text:style-name="T20">and returns object property like acknowledged and deletedCount </text:span><text:span text:style-name="T21">as total number of deleted records</text:span><text:span text:style-name="T20">.</text:span></text:p>
        </text:list-item>
      </text:list>
      <text:p text:style-name="P27"/>
      <text:list xml:id="list224652623467960" text:continue-numbering="true" text:style-name="L1">
        <text:list-item>
          <text:p text:style-name="P36"><text:span text:style-name="T2">db.</text:span><text:span text:style-name="T3">collectio</text:span><text:span text:style-name="T5">nName.find()</text:span><text:span text:style-name="T2"> </text:span><text:span text:style-name="T1">:</text:span></text:p>
          <text:p text:style-name="P39"><text:span text:style-name="T12">T</text:span><text:span text:style-name="T6">his command returns all document of specified collection.</text:span></text:p>
        </text:list-item>
      </text:list>
      <text:p text:style-name="P27"/>
      <text:list xml:id="list224651792564047" text:continue-numbering="true" text:style-name="L1">
        <text:list-item>
          <text:p text:style-name="P36"><text:span text:style-name="T2">db.</text:span><text:span text:style-name="T3">collectionName</text:span><text:span text:style-name="T2">.</text:span><text:span text:style-name="T5">find(filter)</text:span><text:span text:style-name="T2"> </text:span><text:span text:style-name="T1">:</text:span></text:p>
          <text:p text:style-name="P36"><text:span text:style-name="T7">This </text:span><text:span text:style-name="T9">command </text:span><text:span text:style-name="T13">used to fetch all data with matched condition and returns only those data which stisfied the condition or filter in collection.</text:span></text:p>
        </text:list-item>
      </text:list>
      <text:p text:style-name="P27"/>
      <text:list xml:id="list224652396497350" text:continue-numbering="true" text:style-name="L1">
        <text:list-item>
          <text:p text:style-name="P36"><text:span text:style-name="T2">db.</text:span><text:span text:style-name="T3">collectionName</text:span><text:span text:style-name="T2">.</text:span><text:span text:style-name="T5">find(filter).limit(n)</text:span><text:span text:style-name="T2"> </text:span><text:span text:style-name="T1">:</text:span></text:p>
          <text:p text:style-name="P36"><text:span text:style-name="T7">This </text:span><text:span text:style-name="T9">command </text:span><text:span text:style-name="T13">used to fetch all data with matched condition and returns only those data which stisfied the condition or filter in collection with maximum limit of n.</text:span></text:p>
        </text:list-item>
      </text:list>
      <text:p text:style-name="P27"/>
      <text:list xml:id="list224652471286323" text:continue-numbering="true" text:style-name="L1">
        <text:list-item>
          <text:p text:style-name="P36"><text:span text:style-name="T2">db.</text:span><text:span text:style-name="T3">collectionName</text:span><text:span text:style-name="T2">.</text:span><text:span text:style-name="T5">find(filter, specifiedFieldToBeShown)</text:span><text:span text:style-name="T2"> </text:span><text:span text:style-name="T1">:</text:span></text:p>
          <text:p text:style-name="P26">This <text:span text:style-name="T17">command </text:span><text:span text:style-name="T21">used to fetch all data with matched condition and returns only those data which stisfied the condition or filter in collection and show only specified field. </text:span><text:span text:style-name="T22">If you want to discards some filed then set value of that filed zero (0) in <text:s/></text:span><text:span text:style-name="T23">specifiedFieldToBeShown </text:span><text:span text:style-name="T22">objec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7:12:06.695320689</meta:creation-date>
    <dc:date>2022-03-07T22:46:51.572110826</dc:date>
    <meta:editing-duration>PT14M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481" meta:character-count="3109" meta:non-whitespace-character-count="2706"/>
  </office:meta>
</office:document-meta>
</file>